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b3efd"/>
    </style:style>
    <style:style style:name="T2" style:family="text">
      <style:text-properties officeooo:rsid="001ce2b3"/>
    </style:style>
    <style:style style:name="T3" style:family="text">
      <style:text-properties officeooo:rsid="001edc81"/>
    </style:style>
    <style:style style:name="T4" style:family="text">
      <style:text-properties officeooo:rsid="001edf20"/>
    </style:style>
    <style:style style:name="T5" style:family="text">
      <style:text-properties officeooo:rsid="002074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<text:span text:style-name="T1">Schritte bei Softwareentwicklung</text:span></text:p>
      <text:p text:style-name="Standard">→<text:span text:style-name="T1"> Dev </text:span></text:p>
      <text:p text:style-name="Standard"><text:tab/>→<text:span text:style-name="T1"> Planung</text:span></text:p>
      <text:p text:style-name="Standard"><text:tab/>→<text:span text:style-name="T1"> Code</text:span></text:p>
      <text:p text:style-name="Standard"><text:tab/>→<text:span text:style-name="T1"> Build (Kompilieren usw.)</text:span></text:p>
      <text:p text:style-name="Standard"><text:tab/>→<text:span text:style-name="T1"> Test</text:span></text:p>
      <text:p text:style-name="Standard"/>
      <text:p text:style-name="Standard">→<text:span text:style-name="T1"> Ops</text:span></text:p>
      <text:p text:style-name="Standard"><text:tab/>→<text:span text:style-name="T1"> </text:span><text:span text:style-name="T2">Release</text:span></text:p>
      <text:p text:style-name="Standard"><text:tab/>→<text:span text:style-name="T2"> Deploy </text:span><text:span text:style-name="T3">(z.B. Installation der SW auf Server)</text:span></text:p>
      <text:p text:style-name="Standard"><text:tab/>→<text:span text:style-name="T2"> Betreiben</text:span></text:p>
      <text:p text:style-name="Standard"><text:tab/>→<text:span text:style-name="T2"> Überwachen</text:span></text:p>
      <text:p text:style-name="Standard"/>
      <text:p text:style-name="Standard">- <text:span text:style-name="T4">Verbindung von Dev und Ops</text:span></text:p>
      <text:p text:style-name="Standard">→<text:span text:style-name="T4"> </text:span><text:span text:style-name="T5">Sowohl Devs als auch Ops werden in ein Team aufgenommen.</text:span></text:p>
      <text:p text:style-name="Standard"><text:tab/>→<text:span text:style-name="T5"> Bspw. wird in ein Team von Entwicklern ein Serveradministrator mit aufgenomme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6T17:36:26.690205037</meta:creation-date>
    <meta:generator>LibreOffice/6.4.7.2$Linux_X86_64 LibreOffice_project/40$Build-2</meta:generator>
    <dc:date>2022-08-16T17:54:13.117464271</dc:date>
    <meta:editing-duration>PT6M26S</meta:editing-duration>
    <meta:editing-cycles>5</meta:editing-cycles>
    <meta:document-statistic meta:table-count="0" meta:image-count="0" meta:object-count="0" meta:page-count="1" meta:paragraph-count="14" meta:word-count="61" meta:character-count="346" meta:non-whitespace-character-count="289"/>
  </office:meta>
</office:document-meta>
</file>